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order="0.06pt solid #000000"/>
    </style: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Running Out of Mutations</text:p>
          </table:table-cell>
          <table:table-cell table:style-name="Default"/>
          <table:table-cell/>
          <table:table-cell office:value-type="string" calcext:value-type="string">
            <text:p>Diminishing Returns Epista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Ud</text:p>
          </table:table-cell>
          <table:table-cell office:value-type="float" office:value="0.000005" calcext:value-type="float">
            <text:p>5E-0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/>
          <table:table-cell office:value-type="string" calcext:value-type="string">
            <text:p>UdDel</text:p>
          </table:table-cell>
          <table:table-cell office:value-type="float" office:value="0.000005" calcext:value-type="float">
            <text:p>5E-0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/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/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/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Running Out of Mutation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3:22:48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3-08-25T13:29:48.549000000</dc:date>
    <meta:editing-duration>PT6H26S</meta:editing-duration>
    <meta:editing-cycles>10</meta:editing-cycles>
    <meta:document-statistic meta:table-count="1" meta:cell-count="73" meta:object-count="0"/>
  </office:meta>
</office:document-meta>
</file>